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2c6" officeooo:paragraph-rsid="000ab2c6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rcice 1 – Session</text:h>
      <text:p text:style-name="P1"/>
      <text:p text:style-name="P1"><text:span text:style-name="T1">Fichier HTML :</text:span> exercice_session.html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&gt;</text:p>
      <text:p text:style-name="P1"><text:s text:c="4"/>&lt;/head&gt;</text:p>
      <text:p text:style-name="P1"><text:s text:c="4"/>&lt;body&gt;</text:p>
      <text:p text:style-name="P1"><text:s text:c="8"/>&lt;p&gt;&lt;strong&gt;Connexion&lt;/strong&gt;&lt;/p&gt;</text:p>
      <text:p text:style-name="P1"/>
      <text:p text:style-name="P1"><text:s text:c="8"/>&lt;form action="exercice_session.php" method="post"&gt;</text:p>
      <text:p text:style-name="P1"><text:s text:c="12"/>&lt;div&gt;</text:p>
      <text:p text:style-name="P1"><text:s text:c="16"/>&lt;label for="email"&gt;Email&lt;/label&gt;</text:p>
      <text:p text:style-name="P1"><text:s text:c="16"/>&lt;input type="email" name="email" required&gt;</text:p>
      <text:p text:style-name="P1"><text:s text:c="12"/>&lt;/div&gt;</text:p>
      <text:p text:style-name="P1"><text:s text:c="12"/>&lt;div&gt;</text:p>
      <text:p text:style-name="P1"><text:s text:c="16"/>&lt;label for="mdp"&gt;Mot de passe&lt;/label&gt;</text:p>
      <text:p text:style-name="P1"><text:s text:c="16"/>&lt;input type="password" name="mdp" required&gt;</text:p>
      <text:p text:style-name="P1"><text:s text:c="12"/>&lt;/div&gt;</text:p>
      <text:p text:style-name="P1"><text:s text:c="12"/>&lt;div&gt; <text:s text:c="2"/></text:p>
      <text:p text:style-name="P1"><text:s text:c="16"/>&lt;button type="submit"&gt;connexion&lt;/button&gt;</text:p>
      <text:p text:style-name="P1"><text:s text:c="12"/>&lt;/div&gt;</text:p>
      <text:p text:style-name="P1"><text:s text:c="8"/>&lt;/form&gt;</text:p>
      <text:p text:style-name="P1"><text:s text:c="4"/>&lt;/body&gt;</text:p>
      <text:p text:style-name="P1">&lt;/html&gt;</text:p>
      <text:p text:style-name="P1"/>
      <text:p text:style-name="P1"><text:span text:style-name="T1">Fichier PHP :</text:span> exercice_session.php</text:p>
      <text:p text:style-name="P1"/>
      <text:p text:style-name="P1">&lt;?php</text:p>
      <text:p text:style-name="P1"><text:s text:c="4"/>if (isset($_POST['email'] &amp;&amp; $_POST['mdp'])) {</text:p>
      <text:p text:style-name="P1"><text:s text:c="8"/>session_start();</text:p>
      <text:p text:style-name="P1"><text:s text:c="8"/>$_SESSION['email'] = $_POST['email'];</text:p>
      <text:p text:style-name="P1"><text:s text:c="8"/>$_SESSION['mdp'] = $_POST['mdp'];</text:p>
      <text:p text:style-name="P1"><text:s text:c="8"/>echo "Le mot de passe de l'utilisateur " . $_SESSION['email'] . " est " . $_SESSION['mdp'];</text:p>
      <text:p text:style-name="P1"><text:s text:c="4"/>}</text:p>
      <text:p text:style-name="P1">?&gt;</text:p>
      <text:p text:style-name="P1"/>
      <text:p text:style-name="P1">--------------------------------------------------------------------------------------------------------------------</text:p>
      <text:h text:style-name="Heading_20_2" text:outline-level="2">Exercice 2 : Cookies</text:h>
      <text:p text:style-name="Text_20_body"/>
      <text:p text:style-name="Text_20_body">&lt;!DOCTYPE html&gt;</text:p>
      <text:p text:style-name="Text_20_body">&lt;?php</text:p>
      <text:p text:style-name="Text_20_body"/>
      <text:p text:style-name="Text_20_body"><text:s text:c="4"/>if (isset($_POST['couleurs'])) {</text:p>
      <text:p text:style-name="Text_20_body"><text:soft-page-break/><text:tab/> <text:s text:c="3"/>$color = $_POST['couleurs'];</text:p>
      <text:p text:style-name="Text_20_body"><text:s text:c="8"/>setcookie("couleur", $color, time() + 3600, "/");</text:p>
      <text:p text:style-name="Text_20_body"><text:s text:c="4"/>}</text:p>
      <text:p text:style-name="Text_20_body"><text:s text:c="4"/>else {</text:p>
      <text:p text:style-name="Text_20_body"><text:s text:c="8"/>if(isset($_COOKIE["couleur"])) {</text:p>
      <text:p text:style-name="Text_20_body"><text:s text:c="12"/>$color = $_COOKIE["couleur"];</text:p>
      <text:p text:style-name="Text_20_body"><text:s text:c="8"/>}</text:p>
      <text:p text:style-name="Text_20_body"><text:s text:c="8"/>else {</text:p>
      <text:p text:style-name="Text_20_body"><text:s text:c="12"/>$color = '#FFFFFF';</text:p>
      <text:p text:style-name="Text_20_body"><text:s text:c="8"/>}</text:p>
      <text:p text:style-name="Text_20_body"><text:s text:c="4"/>}</text:p>
      <text:p text:style-name="Text_20_body">?&gt;</text:p>
      <text:p text:style-name="Text_20_body">&lt;html&gt;</text:p>
      <text:p text:style-name="Text_20_body"><text:s text:c="4"/>&lt;head&gt;</text:p>
      <text:p text:style-name="Text_20_body"><text:s text:c="8"/>&lt;meta charset="UTF-8"&gt;</text:p>
      <text:p text:style-name="Text_20_body"><text:s text:c="4"/>&lt;/head&gt;</text:p>
      <text:p text:style-name="Text_20_body"><text:s text:c="4"/>&lt;body style="background-color: &lt;?php echo $color; ?&gt;"&gt;</text:p>
      <text:p text:style-name="Text_20_body"><text:s text:c="8"/>&lt;p&gt;&lt;strong&gt;Préférences Utilisateurs&lt;/strong&gt;&lt;/p&gt;</text:p>
      <text:p text:style-name="Text_20_body"/>
      <text:p text:style-name="Text_20_body"><text:s text:c="8"/>&lt;form action="" method="post"&gt;</text:p>
      <text:p text:style-name="Text_20_body"><text:s text:c="12"/>&lt;label for="couleur"&gt;Choisir une couleur :&lt;/label&gt;</text:p>
      <text:p text:style-name="Text_20_body"/>
      <text:p text:style-name="Text_20_body"><text:s text:c="12"/>&lt;select name="couleurs" id="choix-couleur"&gt;</text:p>
      <text:p text:style-name="Text_20_body"><text:s text:c="14"/>&lt;option value=""&gt;--Choisir une couleur--&lt;/option&gt;</text:p>
      <text:p text:style-name="Text_20_body"><text:s text:c="14"/>&lt;option value='#0000FF'&gt;Bleu&lt;/option&gt;</text:p>
      <text:p text:style-name="Text_20_body"><text:s text:c="14"/>&lt;option value='#FF0000'&gt;Rouge&lt;/option&gt;</text:p>
      <text:p text:style-name="Text_20_body"><text:s text:c="14"/>&lt;option value='#FFFF00'&gt;Jaune&lt;/option&gt;</text:p>
      <text:p text:style-name="Text_20_body"><text:s text:c="14"/>&lt;option value='#00FF00'&gt;Vert&lt;/option&gt;</text:p>
      <text:p text:style-name="Text_20_body"><text:s text:c="14"/>&lt;option value='#FFC0BF'&gt;Rose&lt;/option&gt;</text:p>
      <text:p text:style-name="Text_20_body"><text:s text:c="14"/>&lt;option value='#582900'&gt;Marron&lt;/option&gt;</text:p>
      <text:p text:style-name="Text_20_body"><text:s text:c="12"/>&lt;/select&gt;</text:p>
      <text:p text:style-name="Text_20_body"/>
      <text:p text:style-name="Text_20_body"><text:soft-page-break/><text:s text:c="12"/>&lt;div&gt;</text:p>
      <text:p text:style-name="Text_20_body"><text:s text:c="16"/>&lt;button type="submit"&gt;Select&lt;/button&gt;</text:p>
      <text:p text:style-name="Text_20_body"><text:s text:c="12"/>&lt;/div&gt;</text:p>
      <text:p text:style-name="Text_20_body"><text:s text:c="8"/>&lt;/form&gt;</text:p>
      <text:p text:style-name="Text_20_body"><text:s text:c="4"/>&lt;/body&gt;</text:p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6:27:19.643628405</meta:creation-date>
    <dc:date>2024-02-13T16:39:49.904808118</dc:date>
    <meta:editing-duration>PT2M2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73" meta:word-count="166" meta:character-count="2246" meta:non-whitespace-character-count="1604"/>
  </office:meta>
</office:document-meta>
</file>